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ultipartHttpServletRequestTests.insertQueryParam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MultipartHttpServletRequestTests.createMultipar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ultipartHttpServletRequestTests.parameter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ultipartHttpServletRequestTests.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